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order="0.74pt solid #000000"/>
    </style:style>
    <style:style style:name="ce61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.416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mpfile!!!</text:p>
          </table:table-cell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rrect stri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…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inimize sub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71" office:value-type="string" calcext:value-type="string">
            <text:p>C++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Python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File management: temp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verif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acto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0" office:value-type="float" office:value="1" calcext:value-type="float">
            <text:p>1</text:p>
          </table:table-cell>
          <table:table-cell table:style-name="ce43" office:value-type="string" calcext:value-type="string">
            <text:p>UploadProblem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1" office:value-type="float" office:value="1" calcext:value-type="float">
            <text:p>1</text:p>
          </table:table-cell>
          <table:table-cell table:style-name="ce43" office:value-type="string" calcext:value-type="string">
            <text:p>UploadSubmission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 brush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ubmissions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Unify lang numeration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get_lang_extension – fix logic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load_problem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HTML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hoose_protocol_scheme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st radio?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problem_metadata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execution_and_conversion_data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mits!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specific_protocol_templates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limited_work_spac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inoutfiles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randin_custchecker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Form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b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E&amp;C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71"/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Extract limits for sub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Enforce limits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table:style-name="ce71" office:value-type="string" calcext:value-type="string">
            <text:p>Return statistic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md line/conv op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 as super user!</text:p>
          </table:table-cell>
          <table:table-cell table:number-columns-repeated="2"/>
        </table:table-row>
        <table:table-row table:style-name="ro1" table:number-rows-repeated="1048370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5:Sheet1.C135 Sheet1.C141:Sheet1.C149 Sheet1.C151:Sheet1.C156 Sheet1.C168:Sheet1.C171 Sheet1.C173:Sheet1.C174 Sheet1.C108:Sheet1.C133 Sheet1.C177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4:Sheet1.C13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6:Sheet1.C14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50:Sheet1.C15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8:Sheet1.C158 Sheet1.C162:Sheet1.C162 Sheet1.C164:Sheet1.C164 Sheet1.C160:Sheet1.C16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1:Sheet1.C161 Sheet1.C163:Sheet1.C163 Sheet1.C165:Sheet1.C16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7:Sheet1.C157 Sheet1.C159:Sheet1.C15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2:Sheet1.C17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5:Sheet1.C17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6:Sheet1.C1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5:29:57.3468682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5-03T16:33:12.138430498</dc:date>
    <meta:editing-duration>P3DT4H24M47S</meta:editing-duration>
    <meta:editing-cycles>258</meta:editing-cycles>
    <meta:generator>LibreOffice/7.3.1.3$Linux_X86_64 LibreOffice_project/30$Build-3</meta:generator>
    <meta:document-statistic meta:table-count="1" meta:cell-count="861" meta:object-count="0"/>
  </office:meta>
</office:document-meta>
</file>